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2.43mm"/>
    </style:style>
    <style:style style:name="co2" style:family="table-column">
      <style:table-column-properties fo:break-before="auto" style:column-width="23.95mm"/>
    </style:style>
    <style:style style:name="co3" style:family="table-column">
      <style:table-column-properties fo:break-before="auto" style:column-width="22.33mm"/>
    </style:style>
    <style:style style:name="co4" style:family="table-column">
      <style:table-column-properties fo:break-before="auto" style:column-width="11.7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o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referen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tion: Aging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tion: Alchemical Antidot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tion: Attractivenes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tion: Awakening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tion: Battle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tion: Beast-Speech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tion: Bird Control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tion: Charisma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tion: Craftsmanship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tion: Death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tion: Endurance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tion: Eternal Rest</text:p>
          </table:table-cell>
          <table:table-cell office:value-type="float" office:value="4100" calcext:value-type="float">
            <text:p>41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tion: Fear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tion: Fertility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tion: Fetching and Carrying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tion: Fire Resistanc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tion: Flight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tion: Foolishness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tion: Foresigh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tion: Forgetfulness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tion: Friendship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tion: Fustration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tion: Gambling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tion: Gullibility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tion: Hardheartedness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tion: Hatred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tion: Healing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tion: Health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tion: Hybridization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tion: Invisibility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tion: Invulnerability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tion: Jealousy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tion: Leadership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tion: Lecherousness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tion: Lichdo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1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tion: Long Slumber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tion: Luck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tion: Madnes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tion: Magic Resistanc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tion: Memory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tion: Music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tion: Odiu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tion: Pain Resistance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tion: Resurrection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tion: Self-Love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tion: Sleep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tion: Speed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tion: Stealth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tion: Strength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tion: Tranquility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tion: Transformation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tion: True Sight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tion: Truth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tion: Universal Antidote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tion: Unluckiness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tion: Water Breathing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tion: Water-Walking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tion: Weakness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5</text:p>
          </table:table-cell>
          <table:table-cell table:number-columns-repeated="3"/>
          <table:table-cell office:value-type="string" calcext:value-type="string">
            <text:p>ide</text:p>
          </table:table-cell>
          <table:table-cell office:value-type="string" calcext:value-type="string">
            <text:p><text:a xlink:href="mailto:hubert.guest@bbox.fr" xlink:type="simple">hubert.guest@bbox.fr</text:a></text:p>
          </table:table-cell>
        </table:table-row>
        <table:table-row table:style-name="ro1">
          <table:table-cell office:value-type="string" calcext:value-type="string">
            <text:p>Potion: Wisdom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9</text:p>
          </table:table-cell>
          <table:table-cell table:number-columns-repeated="4"/>
          <table:table-cell office:value-type="string" calcext:value-type="string">
            <text:p>16J?1926mA1</text:p>
          </table:table-cell>
        </table:table-row>
        <table:table-row table:style-name="ro1">
          <table:table-cell office:value-type="string" calcext:value-type="string">
            <text:p>Potion: Youth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tion : Dexterité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0.25 lb</text:p>
          </table:table-cell>
          <table:table-cell/>
          <table:table-cell office:value-type="string" calcext:value-type="string">
            <text:p>1d DX 1 h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tion: Healing x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25 lb</text:p>
          </table:table-cell>
          <table:table-cell office:value-type="string" calcext:value-type="string">
            <text:p>M217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potions.A1:potions.D6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9">00/00/0000</text:date>, <text:time style:data-style-name="N2" text:time-value="23:34:43.0822222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12-09T23:38:05.904271993</dc:date>
    <meta:editing-duration>P8DT4H55M21S</meta:editing-duration>
    <meta:editing-cycles>6</meta:editing-cycles>
    <meta:generator>LibreOffice/6.1.5.2$Linux_X86_64 LibreOffice_project/10$Build-2</meta:generator>
    <meta:document-statistic meta:table-count="1" meta:cell-count="255" meta:object-count="0"/>
  </office:meta>
</office:document-meta>
</file>